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1.207cm"/>
      <style:paragraph-properties style:writing-mode="lr-tb"/>
    </style:style>
    <style:style style:name="gr2" style:family="graphic" style:parent-style-name="standard">
      <style:graphic-properties draw:fill-color="#3faf46" draw:textarea-horizontal-align="justify" draw:textarea-vertical-align="middle" draw:auto-grow-height="false" fo:min-height="0.648cm" fo:min-width="1.745cm"/>
      <style:paragraph-properties style:writing-mode="lr-tb"/>
    </style:style>
    <style:style style:name="gr3" style:family="graphic" style:parent-style-name="standard">
      <style:graphic-properties draw:stroke="dash" draw:stroke-dash="Dashed_20__28_var_29_" draw:textarea-horizontal-align="justify" draw:textarea-vertical-align="middle" draw:auto-grow-height="false" fo:min-height="1.906cm" fo:min-width="1.027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02cm" fo:min-width="3.69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02cm" fo:min-width="4.45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28cm" fo:min-width="1.11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39cm" fo:min-width="0.938cm"/>
      <style:paragraph-properties style:writing-mode="lr-tb"/>
    </style:style>
    <style:style style:name="gr9" style:family="graphic" style:parent-style-name="standard">
      <style:graphic-properties draw:fill-color="#3faf46" draw:textarea-horizontal-align="justify" draw:textarea-vertical-align="middle" draw:auto-grow-height="false" fo:min-height="0.379cm" fo:min-width="1.38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28cm" fo:min-width="1.20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57cm" fo:min-width="0.129cm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3.179cm" fo:min-width="0.643cm"/>
      <style:paragraph-properties style:writing-mode="lr-tb"/>
    </style:style>
    <style:style style:name="gr13" style:family="graphic" style:parent-style-name="standard">
      <style:graphic-properties draw:fill-color="#069a2e" draw:textarea-horizontal-align="justify" draw:textarea-vertical-align="middle" draw:auto-grow-height="false" fo:min-height="1.188cm" fo:min-width="0.93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919cm" fo:min-width="1.14cm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766cm" fo:min-width="3.05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1.207cm"/>
      <style:paragraph-properties style:writing-mode="lr-tb"/>
    </style:style>
    <style:style style:name="gr17" style:family="graphic" style:parent-style-name="standard">
      <style:graphic-properties draw:fill-color="#069a2e" draw:textarea-horizontal-align="justify" draw:textarea-vertical-align="middle" draw:auto-grow-height="false" fo:min-height="0.648cm" fo:min-width="1.20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39cm" fo:min-width="1.118cm"/>
      <style:paragraph-properties style:writing-mode="lr-tb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1.053cm" fo:min-width="3.212cm"/>
      <style:paragraph-properties style:writing-mode="lr-tb"/>
    </style:style>
    <style:style style:name="gr20" style:family="graphic" style:parent-style-name="standard">
      <style:graphic-properties draw:fill-color="#069a2e" draw:textarea-horizontal-align="justify" draw:textarea-vertical-align="middle" draw:auto-grow-height="false" fo:min-height="1.726cm" fo:min-width="1.656cm"/>
      <style:paragraph-properties style:writing-mode="lr-tb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1.147cm" fo:min-width="3.3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919cm" fo:min-width="1.387cm"/>
      <style:paragraph-properties style:writing-mode="lr-tb"/>
    </style:style>
    <style:style style:name="gr23" style:family="graphic" style:parent-style-name="standard">
      <style:graphic-properties draw:fill-color="#069a2e" draw:textarea-horizontal-align="justify" draw:textarea-vertical-align="middle" draw:auto-grow-height="false" fo:min-height="0.559cm" fo:min-width="1.47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59cm" fo:min-width="1.47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828cm" fo:min-width="1.387cm"/>
      <style:paragraph-properties style:writing-mode="lr-tb"/>
    </style:style>
    <style:style style:name="gr26" style:family="graphic" style:parent-style-name="standard">
      <style:graphic-properties draw:fill-color="#ff0000" draw:textarea-horizontal-align="justify" draw:textarea-vertical-align="middle" draw:auto-grow-height="false" fo:min-height="0.894cm" fo:min-width="0.453cm"/>
      <style:paragraph-properties style:writing-mode="lr-tb"/>
    </style:style>
    <style:style style:name="gr27" style:family="graphic" style:parent-style-name="standard">
      <style:graphic-properties draw:fill-color="#ff4000" draw:textarea-horizontal-align="justify" draw:textarea-vertical-align="middle" draw:auto-grow-height="false" fo:min-height="0.83cm" fo:min-width="0.39cm"/>
      <style:paragraph-properties style:writing-mode="lr-tb"/>
    </style:style>
    <style:style style:name="gr28" style:family="graphic" style:parent-style-name="standard">
      <style:graphic-properties draw:fill-color="#ff4000" draw:textarea-horizontal-align="justify" draw:textarea-vertical-align="middle" draw:auto-grow-height="false" fo:min-height="1.593cm" fo:min-width="0.516cm"/>
      <style:paragraph-properties style:writing-mode="lr-tb"/>
    </style:style>
    <style:style style:name="gr29" style:family="graphic" style:parent-style-name="standard">
      <style:graphic-properties draw:fill-color="#ff4000" draw:textarea-horizontal-align="justify" draw:textarea-vertical-align="middle" draw:auto-grow-height="false" fo:min-height="1.012cm" fo:min-width="0.594cm"/>
      <style:paragraph-properties style:writing-mode="lr-tb"/>
    </style:style>
    <style:style style:name="gr30" style:family="graphic" style:parent-style-name="standard">
      <style:graphic-properties draw:fill-color="#ff4000" draw:textarea-horizontal-align="justify" draw:textarea-vertical-align="middle" draw:auto-grow-height="false" fo:min-height="1.402cm" fo:min-width="0.5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3" style:family="paragraph">
      <loext:graphic-properties draw:fill-color="#3faf46"/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00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ffff00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9pt" style:font-size-asian="9pt" style:font-size-complex="9pt"/>
    </style:style>
    <style:style style:name="P12" style:family="paragraph">
      <loext:graphic-properties draw:fill-color="#069a2e"/>
      <style:paragraph-properties fo:text-align="center" style:writing-mode="lr-tb"/>
      <style:text-properties fo:font-size="9pt" style:font-size-asian="9pt" style:font-size-complex="9pt"/>
    </style:style>
    <style:style style:name="P13" style:family="paragraph"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069a2e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style:paragraph-properties fo:margin-top="0cm" fo:margin-bottom="0cm" fo:text-align="center" style:writing-mode="lr-tb"/>
    </style:style>
    <style:style style:name="P16" style:family="paragraph">
      <loext:graphic-properties draw:fill-color="#ffff00"/>
      <style:paragraph-properties fo:margin-top="0cm" fo:margin-bottom="0cm" fo:text-align="center" style:writing-mode="lr-tb"/>
    </style:style>
    <style:style style:name="P17" style:family="paragraph">
      <style:paragraph-properties fo:margin-left="0.102cm" fo:margin-right="0cm" fo:text-align="center" fo:text-indent="0cm" style:writing-mode="lr-tb"/>
      <style:text-properties fo:font-size="10pt" style:font-size-asian="10pt" style:font-size-complex="10pt"/>
    </style:style>
    <style:style style:name="P18" style:family="paragraph">
      <loext:graphic-properties draw:fill-color="#069a2e"/>
      <style:paragraph-properties fo:margin-left="0.102cm" fo:margin-right="0cm" fo:text-align="center" fo:text-indent="0cm" style:writing-mode="lr-tb"/>
      <style:text-properties fo:font-size="10pt" style:font-size-asian="10pt" style:font-size-complex="10pt"/>
    </style:style>
    <style:style style:name="P19" style:family="paragraph">
      <loext:graphic-properties draw:fill-color="#069a2e"/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loext:graphic-properties draw:fill-color="#ff0000"/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-color="#ff4000"/>
      <style:paragraph-properties fo:text-align="center" style:writing-mode="lr-tb"/>
      <style:text-properties fo:font-size="13pt" style:font-size-asian="13pt" style:font-size-complex="13pt"/>
    </style:style>
    <style:style style:name="P22" style:family="paragraph">
      <loext:graphic-properties draw:fill-color="#ff4000"/>
      <style:paragraph-properties fo:text-align="center"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413cm" svg:height="1.778cm" svg:x="1.635cm" svg:y="1.508cm">
          <text:p text:style-name="P1"><text:span text:style-name="T1">alam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413cm" svg:height="1.778cm" svg:x="1.254cm" svg:y="4.175cm">
          <text:p text:style-name="P2"><text:span text:style-name="T2">nama_petu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3.175cm" svg:height="1.27cm" svg:x="5.064cm" svg:y="1.254cm">
          <text:p text:style-name="P1"><text:span text:style-name="T1">id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2.159cm" svg:height="3.048cm" svg:x="8.62cm" svg:y="1.381cm">
          <text:p text:style-name="P1"><text:span text:style-name="T1">jam_jag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4.191cm" svg:height="1.27cm" draw:transform="skewX (0.00628318530717968) rotate (0.600916861461647) translate (3.944cm 6.425cm)">
          <text:p text:style-name="P4">petuga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3.314cm" svg:y1="4.435cm" svg:x2="5.672cm" svg:y2="5.24cm" draw:start-shape="id1" draw:start-glue-point="11" draw:end-shape="id2" draw:end-glue-point="0" svg:d="M3314 4435l2358 805" svg:viewBox="0 0 2359 806">
          <text:p/>
        </draw:connector>
        <draw:connector draw:style-name="gr5" draw:text-style-name="P6" draw:layer="layout" draw:type="line" svg:x1="3.695cm" svg:y1="3.026cm" svg:x2="5.672cm" svg:y2="5.24cm" draw:start-shape="id3" draw:start-glue-point="9" draw:end-shape="id2" draw:end-glue-point="0" svg:d="M3695 3026l1977 2214" svg:viewBox="0 0 1978 2215">
          <text:p/>
        </draw:connector>
        <draw:connector draw:style-name="gr5" draw:text-style-name="P6" draw:layer="layout" draw:type="line" svg:x1="6.652cm" svg:y1="2.524cm" svg:x2="5.672cm" svg:y2="5.24cm" draw:start-shape="id4" draw:start-glue-point="8" draw:end-shape="id2" draw:end-glue-point="0" svg:d="M6652 2524l-980 2716" svg:viewBox="0 0 981 2717">
          <text:p/>
        </draw:connector>
        <draw:connector draw:style-name="gr5" draw:text-style-name="P6" draw:layer="layout" draw:type="line" svg:x1="8.62cm" svg:y1="2.905cm" svg:x2="5.672cm" svg:y2="5.24cm" draw:start-shape="id5" draw:start-glue-point="6" draw:end-shape="id2" draw:end-glue-point="0" svg:d="M8620 2905l-2948 2335" svg:viewBox="0 0 2949 2336">
          <text:p/>
        </draw:connector>
        <draw:custom-shape draw:style-name="gr6" draw:text-style-name="P5" xml:id="id7" draw:id="id7" draw:layer="layout" svg:width="4.953cm" svg:height="1.27cm" svg:x="10.906cm" svg:y="10.652cm">
          <text:p text:style-name="P4">pasien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2.286cm" svg:height="1.524cm" svg:x="10.652cm" svg:y="18.526cm">
          <text:p text:style-name="P7"><text:span text:style-name="T3">nama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8" draw:id="id8" draw:layer="layout" svg:width="2.032cm" svg:height="1.397cm" svg:x="13.446cm" svg:y="18.653cm">
          <text:p text:style-name="P8"><text:span text:style-name="T4">tgl_data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9" draw:id="id9" draw:layer="layout" svg:width="2.667cm" svg:height="0.889cm" svg:x="15.986cm" svg:y="19.161cm">
          <text:p text:style-name="P1"><text:span text:style-name="T1">id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0" draw:id="id10" draw:layer="layout" svg:width="2.413cm" svg:height="1.524cm" svg:x="18.018cm" svg:y="16.748cm">
          <text:p text:style-name="P4">alam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1.795cm" svg:y1="18.526cm" svg:x2="13.382cm" svg:y2="11.922cm" draw:start-shape="id6" draw:start-glue-point="4" draw:end-shape="id7" draw:end-glue-point="2" svg:d="M11795 18526l1587-6604" svg:viewBox="0 0 1588 6605">
          <text:p/>
        </draw:connector>
        <draw:connector draw:style-name="gr5" draw:text-style-name="P6" draw:layer="layout" draw:type="line" svg:x1="14.462cm" svg:y1="18.653cm" svg:x2="13.382cm" svg:y2="11.922cm" draw:start-shape="id8" draw:start-glue-point="4" draw:end-shape="id7" draw:end-glue-point="2" svg:d="M14462 18653l-1080-6731" svg:viewBox="0 0 1081 6732">
          <text:p/>
        </draw:connector>
        <draw:connector draw:style-name="gr5" draw:text-style-name="P6" draw:layer="layout" draw:type="line" svg:x1="17.32cm" svg:y1="19.161cm" svg:x2="13.382cm" svg:y2="11.922cm" draw:start-shape="id9" draw:start-glue-point="4" draw:end-shape="id7" draw:end-glue-point="2" svg:d="M17320 19161l-3938-7239" svg:viewBox="0 0 3939 7240">
          <text:p/>
        </draw:connector>
        <draw:connector draw:style-name="gr5" draw:text-style-name="P6" draw:layer="layout" draw:type="line" svg:x1="18.371cm" svg:y1="18.049cm" svg:x2="13.382cm" svg:y2="11.922cm" draw:start-shape="id10" draw:start-glue-point="7" draw:end-shape="id7" draw:end-glue-point="2" svg:d="M18371 18049l-4989-6127" svg:viewBox="0 0 4990 6128">
          <text:p/>
        </draw:connector>
        <draw:custom-shape draw:style-name="gr11" draw:text-style-name="P8" xml:id="id11" draw:id="id11" draw:layer="layout" svg:width="0.889cm" svg:height="2.413cm" svg:x="9.382cm" svg:y="17.764cm">
          <text:p text:style-name="P8"><text:span text:style-name="T4">keluh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0.141cm" svg:y1="18.117cm" svg:x2="13.382cm" svg:y2="11.922cm" draw:start-shape="id11" draw:start-glue-point="11" draw:end-shape="id7" draw:end-glue-point="2" svg:d="M10141 18117l3241-6195" svg:viewBox="0 0 3242 6196">
          <text:p/>
        </draw:connector>
        <draw:custom-shape draw:style-name="gr12" draw:text-style-name="P10" xml:id="id13" draw:id="id13" draw:layer="layout" svg:width="1.143cm" svg:height="3.429cm" svg:x="14.081cm" svg:y="1.762cm">
          <text:p text:style-name="P9"><text:span text:style-name="T5">P</text:span></text:p>
          <text:p text:style-name="P9"><text:span text:style-name="T5">E</text:span></text:p>
          <text:p text:style-name="P9"><text:span text:style-name="T5">M</text:span></text:p>
          <text:p text:style-name="P9"><text:span text:style-name="T5">B</text:span></text:p>
          <text:p text:style-name="P9"><text:span text:style-name="T5">A</text:span></text:p>
          <text:p text:style-name="P9"><text:span text:style-name="T5">Y</text:span></text:p>
          <text:p text:style-name="P9"><text:span text:style-name="T5">R</text:span></text:p>
          <text:p text:style-name="P9"><text:span text:style-name="T5">A</text:span></text:p>
          <text:p text:style-name="P9"><text:span text:style-name="T5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14" draw:id="id14" draw:layer="layout" svg:width="2.032cm" svg:height="2.032cm" svg:x="16.875cm" svg:y="3.159cm">
          <text:p text:style-name="P11"><text:span text:style-name="T6">id_pembayar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12" draw:id="id12" draw:layer="layout" svg:width="2.318cm" svg:height="1.651cm" svg:x="16.208cm" svg:y="1.127cm">
          <text:p text:style-name="P7"><text:span text:style-name="T3">jumlah_harg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6.547cm" svg:y1="1.368cm" svg:x2="15.224cm" svg:y2="3.476cm" draw:start-shape="id12" draw:start-glue-point="5" draw:end-shape="id13" draw:end-glue-point="1" svg:d="M16547 1368l-1323 2108" svg:viewBox="0 0 1324 2109">
          <text:p/>
        </draw:connector>
        <draw:connector draw:style-name="gr5" draw:text-style-name="P6" draw:layer="layout" draw:type="line" svg:x1="17.891cm" svg:y1="5.191cm" svg:x2="15.224cm" svg:y2="3.476cm" draw:start-shape="id14" draw:start-glue-point="8" draw:end-shape="id13" draw:end-glue-point="1" svg:d="M17891 5191l-2667-1715" svg:viewBox="0 0 2668 1716">
          <text:p/>
        </draw:connector>
        <draw:custom-shape draw:style-name="gr15" draw:text-style-name="P5" xml:id="id16" draw:id="id16" draw:layer="layout" svg:width="3.556cm" svg:height="1.016cm" svg:x="22.336cm" svg:y="4.048cm">
          <text:p text:style-name="P4">ruang</text:p>
          <draw:enhanced-geometry svg:viewBox="0 0 21600 21600" draw:type="rectangle" draw:enhanced-path="M 0 0 L 21600 0 21600 21600 0 21600 0 0 Z N"/>
        </draw:custom-shape>
        <draw:custom-shape draw:style-name="gr16" draw:text-style-name="P8" xml:id="id15" draw:id="id15" draw:layer="layout" svg:width="2.413cm" svg:height="1.27cm" svg:x="24.622cm" svg:y="5.699cm">
          <text:p text:style-name="P8"><text:span text:style-name="T4">nama_rua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17" draw:id="id17" draw:layer="layout" svg:width="2.413cm" svg:height="1.27cm" svg:x="20.812cm" svg:y="1.762cm">
          <text:p text:style-name="P13"><text:span text:style-name="T7">id_rua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xml:id="id18" draw:id="id18" draw:layer="layout" svg:width="2.286cm" svg:height="1.397cm" svg:x="24.114cm" svg:y="1.635cm">
          <text:p text:style-name="P9"><text:span text:style-name="T5">nanma_ged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25.829cm" svg:y1="6.969cm" svg:x2="24.114cm" svg:y2="4.048cm" draw:start-shape="id15" draw:start-glue-point="8" draw:end-shape="id16" draw:end-glue-point="0" svg:d="M25829 6969l-1715-2921" svg:viewBox="0 0 1716 2922">
          <text:p/>
        </draw:connector>
        <draw:connector draw:style-name="gr5" draw:text-style-name="P6" draw:layer="layout" draw:type="line" svg:x1="22.019cm" svg:y1="3.032cm" svg:x2="24.114cm" svg:y2="4.048cm" draw:start-shape="id17" draw:start-glue-point="8" draw:end-shape="id16" draw:end-glue-point="0" svg:d="M22019 3032l2095 1016" svg:viewBox="0 0 2096 1017">
          <text:p/>
        </draw:connector>
        <draw:connector draw:style-name="gr5" draw:text-style-name="P6" draw:layer="layout" draw:type="line" svg:x1="25.257cm" svg:y1="3.032cm" svg:x2="24.114cm" svg:y2="4.048cm" draw:start-shape="id18" draw:start-glue-point="8" draw:end-shape="id16" draw:end-glue-point="0" svg:d="M25257 3032l-1143 1016" svg:viewBox="0 0 1144 1017">
          <text:p/>
        </draw:connector>
        <draw:custom-shape draw:style-name="gr19" draw:text-style-name="P16" xml:id="id25" draw:id="id25" draw:layer="layout" svg:width="3.712cm" svg:height="1.303cm" draw:transform="rotate (0.986111027376796) translate (21.32cm 16.16cm)">
          <text:p text:style-name="P15">rawat_ina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xml:id="id24" draw:id="id24" draw:layer="layout" svg:width="3.048cm" svg:height="2.794cm" svg:x="23.733cm" svg:y="15.986cm">
          <text:p text:style-name="P17"><text:span text:style-name="T4">id_rawat_in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20" draw:id="id20" draw:layer="layout" svg:width="3.81cm" svg:height="1.397cm" draw:transform="rotate (-0.738448806518801) translate (4.532cm 11.88cm)">
          <text:p text:style-name="P4">dokter</text:p>
          <draw:enhanced-geometry svg:viewBox="0 0 21600 21600" draw:type="rectangle" draw:enhanced-path="M 0 0 L 21600 0 21600 21600 0 21600 0 0 Z N"/>
        </draw:custom-shape>
        <draw:custom-shape draw:style-name="gr22" draw:text-style-name="P8" xml:id="id19" draw:id="id19" draw:layer="layout" svg:width="2.667cm" svg:height="1.651cm" svg:x="1cm" svg:y="13.573cm">
          <text:p text:style-name="P8"><text:span text:style-name="T4">nama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xml:id="id21" draw:id="id21" draw:layer="layout" svg:width="2.794cm" svg:height="1.143cm" svg:x="1cm" svg:y="15.986cm">
          <text:p text:style-name="P1"><text:span text:style-name="T1">id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22" draw:id="id22" draw:layer="layout" svg:width="2.794cm" svg:height="1.143cm" svg:x="1cm" svg:y="17.891cm">
          <text:p text:style-name="P1"><text:span text:style-name="T1">spesialisa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23" draw:id="id23" draw:layer="layout" svg:width="2.667cm" svg:height="1.524cm" svg:x="4.556cm" svg:y="17.383cm">
          <text:p text:style-name="P4">alam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667cm" svg:y1="14.399cm" svg:x2="5cm" svg:y2="14.195cm" draw:start-shape="id19" draw:start-glue-point="10" draw:end-shape="id20" draw:end-glue-point="2" svg:d="M3667 14399l1333-204" svg:viewBox="0 0 1334 205">
          <text:p/>
        </draw:connector>
        <draw:connector draw:style-name="gr5" draw:text-style-name="P6" draw:layer="layout" draw:type="line" svg:x1="3.794cm" svg:y1="16.558cm" svg:x2="5cm" svg:y2="14.195cm" draw:start-shape="id21" draw:start-glue-point="10" draw:end-shape="id20" draw:end-glue-point="2" svg:d="M3794 16558l1206-2363" svg:viewBox="0 0 1207 2364">
          <text:p/>
        </draw:connector>
        <draw:connector draw:style-name="gr5" draw:text-style-name="P6" draw:layer="layout" draw:type="line" svg:x1="3.794cm" svg:y1="18.463cm" svg:x2="5cm" svg:y2="14.195cm" draw:start-shape="id22" draw:start-glue-point="10" draw:end-shape="id20" draw:end-glue-point="2" svg:d="M3794 18463l1206-4268" svg:viewBox="0 0 1207 4269">
          <text:p/>
        </draw:connector>
        <draw:connector draw:style-name="gr5" draw:text-style-name="P6" draw:layer="layout" draw:type="line" svg:x1="5.89cm" svg:y1="17.383cm" svg:x2="5cm" svg:y2="14.195cm" draw:start-shape="id23" draw:start-glue-point="4" draw:end-shape="id20" draw:end-glue-point="2" svg:d="M5890 17383l-890-3188" svg:viewBox="0 0 891 3189">
          <text:p/>
        </draw:connector>
        <draw:connector draw:style-name="gr5" draw:text-style-name="P6" draw:layer="layout" draw:type="line" svg:x1="25.257cm" svg:y1="15.986cm" svg:x2="23.431cm" svg:y2="15.331cm" draw:start-shape="id24" draw:start-glue-point="4" draw:end-shape="id25" draw:end-glue-point="2" svg:d="M25257 15986l-1826-655" svg:viewBox="0 0 1827 656">
          <text:p/>
        </draw:connector>
        <draw:custom-shape draw:style-name="gr26" draw:text-style-name="P20" xml:id="id28" draw:id="id28" draw:layer="layout" svg:width="1.905cm" svg:height="2.286cm" draw:transform="rotate (-1.13655840889871) translate (8.408cm 10.502cm)">
          <text:p text:style-name="P8"><text:span text:style-name="T4">perik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1" xml:id="id27" draw:id="id27" draw:layer="layout" svg:width="1.778cm" svg:height="2.159cm" draw:transform="rotate (0.860447321233204) translate (17.383cm 12.8cm)">
          <text:p text:style-name="P1"><text:span text:style-name="T1">masu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1" xml:id="id30" draw:id="id30" draw:layer="layout" svg:width="2.032cm" svg:height="3.683cm" draw:transform="rotate (-0.0923279174305008) translate (21.657cm 8.138cm)">
          <text:p text:style-name="P1"><text:span text:style-name="T1">didala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1" xml:id="id26" draw:id="id26" draw:layer="layout" svg:width="2.186cm" svg:height="2.522cm" draw:transform="rotate (1.61757115074834) translate (8.499cm 8.082cm)">
          <text:p text:style-name="P1"><text:span text:style-name="T1">menerim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2" xml:id="id29" draw:id="id29" draw:layer="layout" svg:width="2.032cm" svg:height="3.302cm" draw:transform="rotate (-0.0921533845053013) translate (12.703cm 6.317cm)">
          <text:p text:style-name="P7"><text:span text:style-name="T3">pembayara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draw:type="line" svg:x1="6.383cm" svg:y1="6.293cm" svg:x2="8.446cm" svg:y2="6.988cm" draw:start-shape="id2" draw:start-glue-point="2" draw:end-shape="id26" draw:end-glue-point="4" svg:d="M6383 6293l2063 695" svg:viewBox="0 0 2064 696">
          <text:p/>
        </draw:connector>
        <draw:connector draw:style-name="gr5" draw:text-style-name="P6" draw:layer="layout" draw:type="line" svg:x1="10.967cm" svg:y1="6.87cm" svg:x2="14.081cm" svg:y2="3.476cm" draw:start-shape="id26" draw:start-glue-point="6" draw:end-shape="id13" draw:end-glue-point="3" svg:d="M10967 6870l3114-3394" svg:viewBox="0 0 3115 3395">
          <text:p/>
        </draw:connector>
        <draw:connector draw:style-name="gr5" draw:text-style-name="P6" draw:layer="layout" draw:type="line" svg:x1="15.859cm" svg:y1="11.287cm" svg:x2="17.962cm" svg:y2="12.127cm" draw:start-shape="id7" draw:start-glue-point="1" draw:end-shape="id27" draw:end-glue-point="4" svg:d="M15859 11287l2103 840" svg:viewBox="0 0 2104 841">
          <text:p/>
        </draw:connector>
        <draw:connector draw:style-name="gr5" draw:text-style-name="P6" draw:layer="layout" draw:type="line" svg:x1="19.6cm" svg:y1="13.535cm" svg:x2="22.344cm" svg:y2="14.612cm" draw:start-shape="id27" draw:start-glue-point="6" draw:end-shape="id25" draw:end-glue-point="0" svg:d="M19600 13535l2744 1077" svg:viewBox="0 0 2745 1078">
          <text:p/>
        </draw:connector>
        <draw:connector draw:style-name="gr5" draw:text-style-name="P6" draw:layer="layout" draw:type="line" svg:x1="8.809cm" svg:y1="11.365cm" svg:x2="10.906cm" svg:y2="11.287cm" draw:start-shape="id28" draw:start-glue-point="4" draw:end-shape="id7" draw:end-glue-point="3" svg:d="M8809 11365l2097-78" svg:viewBox="0 0 2098 79">
          <text:p/>
        </draw:connector>
        <draw:connector draw:style-name="gr5" draw:text-style-name="P6" draw:layer="layout" draw:type="line" svg:x1="5.941cm" svg:y1="13.162cm" svg:x2="6.734cm" svg:y2="12.327cm" draw:start-shape="id20" draw:start-glue-point="0" draw:end-shape="id28" draw:end-glue-point="6" svg:d="M5941 13162l793-835" svg:viewBox="0 0 794 836">
          <text:p/>
        </draw:connector>
        <draw:connector draw:style-name="gr5" draw:text-style-name="P6" draw:layer="layout" draw:type="line" svg:x1="13.382cm" svg:y1="10.652cm" svg:x2="13.411cm" svg:y2="9.7cm" draw:start-shape="id7" draw:end-shape="id29" draw:end-glue-point="6" svg:d="M13382 10652l29-952" svg:viewBox="0 0 30 953">
          <text:p/>
        </draw:connector>
        <draw:connector draw:style-name="gr5" draw:text-style-name="P6" draw:layer="layout" draw:type="line" svg:x1="13.715cm" svg:y1="6.411cm" svg:x2="14.081cm" svg:y2="3.476cm" draw:start-shape="id29" draw:start-glue-point="4" draw:end-shape="id13" draw:end-glue-point="3" svg:d="M13715 6411l366-2935" svg:viewBox="0 0 367 2936">
          <text:p/>
        </draw:connector>
        <draw:connector draw:style-name="gr5" draw:text-style-name="P6" draw:layer="layout" draw:type="line" svg:x1="24.114cm" svg:y1="5.064cm" svg:x2="22.669cm" svg:y2="8.232cm" draw:start-shape="id16" draw:start-glue-point="2" draw:end-shape="id30" draw:end-glue-point="4" svg:d="M24114 5064l-1445 3168" svg:viewBox="0 0 1446 3169">
          <text:p/>
        </draw:connector>
        <draw:connector draw:style-name="gr5" draw:text-style-name="P6" draw:layer="layout" draw:type="line" svg:x1="22.344cm" svg:y1="14.612cm" svg:x2="22.329cm" svg:y2="11.899cm" draw:start-shape="id25" draw:start-glue-point="0" draw:end-shape="id30" draw:end-glue-point="6" svg:d="M22344 14612l-15-2713" svg:viewBox="0 0 16 2714">
          <text:p/>
        </draw:connector>
        <draw:frame draw:style-name="gr31" draw:text-style-name="P23" draw:layer="layout" svg:width="0.853cm" svg:height="0.962cm" svg:x="17.002cm" svg:y="11.287cm">
          <draw:text-box>
            <text:p>1</text:p>
          </draw:text-box>
        </draw:frame>
        <draw:frame draw:style-name="gr31" draw:text-style-name="P23" draw:layer="layout" svg:width="0.853cm" svg:height="0.962cm" svg:x="14.081cm" svg:y="9.89cm">
          <draw:text-box>
            <text:p>1</text:p>
          </draw:text-box>
        </draw:frame>
        <draw:frame draw:style-name="gr31" draw:text-style-name="P23" draw:layer="layout" svg:width="0.959cm" svg:height="0.962cm" svg:x="9.763cm" svg:y="11.16cm">
          <draw:text-box>
            <text:p>N</text:p>
          </draw:text-box>
        </draw:frame>
        <draw:frame draw:style-name="gr31" draw:text-style-name="P23" draw:layer="layout" svg:width="0.853cm" svg:height="0.962cm" svg:x="6.08cm" svg:y="12.303cm">
          <draw:text-box>
            <text:p>1</text:p>
          </draw:text-box>
        </draw:frame>
        <draw:frame draw:style-name="gr31" draw:text-style-name="P23" draw:layer="layout" svg:width="0.853cm" svg:height="0.962cm" svg:x="14.081cm" svg:y="5.445cm">
          <draw:text-box>
            <text:p>1</text:p>
          </draw:text-box>
        </draw:frame>
        <draw:frame draw:style-name="gr31" draw:text-style-name="P23" draw:layer="layout" svg:width="0.959cm" svg:height="0.962cm" svg:x="13.446cm" svg:y="3.413cm">
          <draw:text-box>
            <text:p>N</text:p>
          </draw:text-box>
        </draw:frame>
        <draw:frame draw:style-name="gr31" draw:text-style-name="P23" draw:layer="layout" svg:width="0.959cm" svg:height="0.962cm" svg:x="6.461cm" svg:y="6.715cm">
          <draw:text-box>
            <text:p>N</text:p>
          </draw:text-box>
        </draw:frame>
        <draw:frame draw:style-name="gr31" draw:text-style-name="P23" draw:layer="layout" svg:width="0.853cm" svg:height="0.962cm" svg:x="21.447cm" svg:y="14.589cm">
          <draw:text-box>
            <text:p>1</text:p>
          </draw:text-box>
        </draw:frame>
        <draw:frame draw:style-name="gr31" draw:text-style-name="P23" draw:layer="layout" svg:width="0.959cm" svg:height="0.962cm" svg:x="22.717cm" svg:y="13.319cm">
          <draw:text-box>
            <text:p>N</text:p>
          </draw:text-box>
        </draw:frame>
        <draw:frame draw:style-name="gr32" draw:text-style-name="P23" draw:layer="layout" svg:width="0.853cm" svg:height="0.962cm" svg:x="23.225cm" svg:y="5.572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7T20:25:27.491000000</meta:creation-date>
    <dc:date>2020-03-30T19:43:35.549000000</dc:date>
    <meta:editing-duration>PT6M28S</meta:editing-duration>
    <meta:editing-cycles>2</meta:editing-cycles>
    <meta:generator>LibreOffice/6.4.2.2$Windows_X86_64 LibreOffice_project/4e471d8c02c9c90f512f7f9ead8875b57fcb1ec3</meta:generator>
    <meta:document-statistic meta:object-count="69"/>
  </office:meta>
</office:document-meta>
</file>